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2.99mm"/>
    </style:style>
    <style:style style:name="co2" style:family="table-column">
      <style:table-column-properties fo:break-before="auto" style:column-width="85.76mm"/>
    </style:style>
    <style:style style:name="co3" style:family="table-column">
      <style:table-column-properties fo:break-before="auto" style:column-width="338.95mm"/>
    </style:style>
    <style:style style:name="co4" style:family="table-column">
      <style:table-column-properties fo:break-before="auto" style:column-width="231.8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office:automatic-styles>
  <office:body>
    <office:spreadsheet>
      <table:calculation-settings table:automatic-find-labels="false" table:use-regular-expressions="false" table:use-wildcards="true"/>
      <table:table table:name="smal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UEVENT_HELPER</text:p>
          </table:table-cell>
          <table:table-cell office:value-type="string" calcext:value-type="string">
            <text:p>The uevent helper program is forked by the kernel for every uevent. Before the switch to the netlink-based uevent source, this was used to hook hotplug scripts into kernel device events. It usually pointed to a shell script at /sbin/hotplug. This should not be used today, because usual systems create many events at bootup or device discovery in a very short time frame. One forked process per event can create so many processes that it creates a high system load, or on smaller systems it is known to create out-of-memory situations during bootup.</text:p>
          </table:table-cell>
          <table:table-cell table:number-columns-repeated="1022"/>
        </table:table-row>
        <table:table-row table:style-name="ro1">
          <table:table-cell office:value-type="string" calcext:value-type="string">
            <text:p>CMA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number-columns-repeated="1022"/>
        </table:table-row>
        <table:table-row table:style-name="ro1">
          <table:table-cell office:value-type="string" calcext:value-type="string">
            <text:p>MTD_BLOCK</text:p>
          </table:table-cell>
          <table:table-cell office:value-type="string" calcext:value-type="string">
            <text:p>Although most flash chips have an erase size too large to be useful as block devices, it is possible to use MTD devices which are based on RAM chips in this manner. This block device is a user of MTD devices performing that function. <text:s/>At the moment, it is also required for the Journalling Flash File System(s) to obtain a handle on the MTD device when it's mounted (although JFFS and JFFS2 don't actually use any of the functionality of the mtdblock device). <text:s/>Later, it may be extended to perform read/erase/modify/write cycles on flash chips to emulate a smaller block size. Needless to say, this is very unsafe, but could be useful for file systems which are almost never written to. <text:s/>You do not need this option for use with the DiskOnChip devices. For those, enable NFTL support (CONFIG_NFTL) instead.</text:p>
          </table:table-cell>
          <table:table-cell table:number-columns-repeated="1022"/>
        </table:table-row>
        <table:table-row table:style-name="ro1">
          <table:table-cell office:value-type="string" calcext:value-type="string">
            <text:p>MTD_PISMO</text:p>
          </table:table-cell>
          <table:table-cell office:value-type="string" calcext:value-type="string">
            <text:p>This driver allows for discovery of PISMO modules - see &lt;http://www.pismoworld.org/&gt;. <text:s/>These are small modules containing up to five memory devices (eg, SRAM, flash, DOC) described by an I2C EEPROM. <text:s/>This driver does not create any MTD maps itself</text:p>
          </table:table-cell>
          <table:table-cell office:value-type="string" calcext:value-type="string">
            <text:p><text:s/>instead it creates MTD physmap and MTD SRAM platform devices. <text:s/>If you enable this option, you should consider enabling MTD_PHYSMAP and/or MTD_PLATRAM according to the devices on your module. <text:s/>When built as a module, it will be called pismo.ko</text:p>
          </table:table-cell>
          <table:table-cell table:number-columns-repeated="1021"/>
        </table:table-row>
        <table:table-row table:style-name="ro1">
          <table:table-cell office:value-type="string" calcext:value-type="string">
            <text:p>MTD_NAND_S3C2410_CLKSTOP</text:p>
          </table:table-cell>
          <table:table-cell office:value-type="string" calcext:value-type="string">
            <text:p>Stop the clock to the NAND controller when there is no chip selected to save power. This will mean there is a small delay when the is NAND chip selected or released, but will save approximately 5mA of power when there is nothing happening.</text:p>
          </table:table-cell>
          <table:table-cell table:number-columns-repeated="1022"/>
        </table:table-row>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SRAM</text:p>
          </table:table-cell>
          <table:table-cell office:value-type="string" calcext:value-type="string">
            <text:p>This driver allows you to declare a memory region to be managed by the genalloc API. It is supposed to be used for small on-chip SRAM areas found on many SoCs.</text:p>
          </table:table-cell>
          <table:table-cell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SCSI_DEBUG</text:p>
          </table:table-cell>
          <table:table-cell office:value-type="string" calcext:value-type="string">
            <text:p>This pseudo driver simulates one or more hosts (SCSI initiators), each with one or more targets, each with one or more logical units. Defaults to one of each, creating a small RAM disk device. Many parameters found in the /sys/bus/pseudo/drivers/scsi_debug directory can be tweaked at run time. See &lt;http://sg.danny.cz/sg/sdebug26.html&gt; for more information. Mainly used for testing and best as a module. If unsure, say N.</text:p>
          </table:table-cell>
          <table:table-cell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DM_CACHE</text:p>
          </table:table-cell>
          <table:table-cell office:value-type="string" calcext:value-type="string">
            <text:p>dm-cache attempts to improve performance of a block device by moving frequently used data to a smaller, higher performance device. <text:s/>Different 'policy' plugins can be used to change the algorithms used to select which blocks are promoted, demoted, cleaned etc. <text:s/>It supports writeback and writethrough modes.</text:p>
          </table:table-cell>
          <table:table-cell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office:value-type="string" calcext:value-type="string">
            <text:p>ATM_FORE200E_TX_RETRY</text:p>
          </table:table-cell>
          <table:table-cell office:value-type="string" calcext:value-type="string">
            <text:p>Specifies the number of times the driver attempts to transmit a message before giving up, if the transmit queue of the ATM card is transiently saturated. <text:s/>Saturation of the transmit queue may occur only under extreme conditions, e.g. when a fast host continuously submits very small frames (&lt;64 bytes) or raw AAL0 cells (48 bytes) to the ATM adapter. <text:s/>Note that under common conditions, it is unlikely that you encounter a saturation of the transmit queue, so the retry mechanism never comes into play.</text:p>
          </table:table-cell>
          <table:table-cell table:number-columns-repeated="1022"/>
        </table:table-row>
        <table:table-row table:style-name="ro1">
          <table:table-cell office:value-type="string" calcext:value-type="string">
            <text:p>MACE_AAUI_PORT</text:p>
          </table:table-cell>
          <table:table-cell office:value-type="string" calcext:value-type="string">
            <text:p>Some Apple machines (notably the Apple Network Server) which use the MACE ethernet chip have an Apple AUI port (small 15-pin connector), instead of an 8-pin RJ45 connector for twisted-pair ethernet. <text:s/>Say Y here if you have such a machine. <text:s/>If unsure, say N. The driver will default to AAUI on ANS anyway, and if you use it as a module, you can provide the port_aaui=0|1 to force the driver.</text:p>
          </table:table-cell>
          <table:table-cell table:number-columns-repeated="1022"/>
        </table:table-row>
        <table:table-row table:style-name="ro1">
          <table:table-cell office:value-type="string" calcext:value-type="string">
            <text:p>TULIP_NAPI_HW_MITIGATION</text:p>
          </table:table-cell>
          <table:table-cell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number-columns-repeated="1022"/>
        </table:table-row>
        <table:table-row table:style-name="ro1">
          <table:table-cell office:value-type="string" calcext:value-type="string">
            <text:p>SKGE</text:p>
          </table:table-cell>
          <table:table-cell office:value-type="string" calcext:value-type="string">
            <text:p>This driver support the Marvell Yukon or SysKonnect SK-98xx/SK-95xx and related Gigabit Ethernet adapters. It is a new smaller driver with better performance and more complete ethtool support. <text:s/>It does not support the link failover and network management features that "portable" vendor supplied sk98lin driver does. <text:s/>This driver supports adapters based on the original Yukon chipset: Marvell 88E8001, Belkin F5D5005, CNet GigaCard, DLink DGE-530T, Linksys EG1032/EG1064, 3Com 3C940/3C940B, SysKonnect SK-9871/9872. <text:s/>It does not support the newer Yukon2 chipset: a separate driver, sky2, is provided for these adapters. <text:s/>To compile this driver as a module, choose M here: the module will be called skge. <text:s/>This is recommended.</text:p>
          </table:table-cell>
          <table:table-cell table:number-columns-repeated="1022"/>
        </table:table-row>
        <table:table-row table:style-name="ro1">
          <table:table-cell office:value-type="string" calcext:value-type="string">
            <text:p>SKGE_GENESIS</text:p>
          </table:table-cell>
          <table:table-cell office:value-type="string" calcext:value-type="string">
            <text:p>This enables support for the older and uncommon SysKonnect Genesis chips, which support MII via an external transceiver, instead of an internal one. Disabling this option will save some memory by making code smaller. If unsure say Y.</text:p>
          </table:table-cell>
          <table:table-cell table:number-columns-repeated="1022"/>
        </table:table-row>
        <table:table-row table:style-name="ro1">
          <table:table-cell office:value-type="string" calcext:value-type="string">
            <text:p>8139TOO_8129</text:p>
          </table:table-cell>
          <table:table-cell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number-columns-repeated="1022"/>
        </table:table-row>
        <table:table-row table:style-name="ro1">
          <table:table-cell office:value-type="string" calcext:value-type="string">
            <text:p>USB_USBNET</text:p>
          </table:table-cell>
          <table:table-cell office:value-type="string" calcext:value-type="string">
            <text:p>This driver supports several kinds of network links over USB, with "minidrivers" built around a common network driver core that supports deep queues for efficient transfers. <text:s/>(This gives better performance with small packets and at high speeds). <text:s/>The USB host runs "usbnet", and the other end of the link might be: <text:s/>- Another USB host, when using USB "network" or "data transfer" <text:s text:c="2"/>cables. <text:s/>These are often used to network laptops to PCs, like <text:s text:c="2"/>"Laplink" parallel cables or some motherboards. <text:s/>These rely <text:s text:c="2"/>on specialized chips from many suppliers. <text:s/>- An intelligent USB gadget, perhaps embedding a Linux system. <text:s text:c="2"/>These include PDAs running Linux (iPaq, Yopy, Zaurus, and <text:s text:c="2"/>others), and devices that interoperate using the standard <text:s text:c="2"/>CDC-Ethernet specification (including many cable modems). <text:s/>- Network adapter hardware (like those for 10/100 Ethernet) which <text:s text:c="2"/>uses this driver framework. <text:s/>The link will appear with a name like "usb0", when the link is a two-node link, or "eth0" for most CDC-Ethernet devices. <text:s/>Those two-node links are most easily managed with Ethernet Bridging (CONFIG_BRIDGE) instead of routing. <text:s/>For more information see &lt;http://www.linux-usb.org/usbnet/&gt;. <text:s/>To compile this driver as a module, choose M here: the module will be called usbnet.</text:p>
          </table:table-cell>
          <table:table-cell table:number-columns-repeated="1022"/>
        </table:table-row>
        <table:table-row table:style-name="ro1">
          <table:table-cell office:value-type="string" calcext:value-type="string">
            <text:p>BRCM_TRACING</text:p>
          </table:table-cell>
          <table:table-cell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number-columns-repeated="1022"/>
        </table:table-row>
        <table:table-row table:style-name="ro1">
          <table:table-cell office:value-type="string" calcext:value-type="string">
            <text:p>IWLWIFI_DEVICE_TRACING</text:p>
          </table:table-cell>
          <table:table-cell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number-columns-repeated="1022"/>
        </table:table-row>
        <table:table-row table:style-name="ro1">
          <table:table-cell office:value-type="string" calcext:value-type="string">
            <text:p>RTL8XXXU</text:p>
          </table:table-cell>
          <table:table-cell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number-columns-repeated="1022"/>
        </table:table-row>
        <table:table-row table:style-name="ro1">
          <table:table-cell office:value-type="string" calcext:value-type="string">
            <text:p>UML_RANDOM</text:p>
          </table:table-cell>
          <table:table-cell office:value-type="string" calcext:value-type="string">
            <text:p>This option enables UML's "hardware" random number generator. <text:s/>It attaches itself to the host's /dev/random, supplying as much entropy as the host has, rather than the small amount the UML gets from its own drivers. <text:s/>It registers itself as a standard hardware random number generator, major 10, minor 183, and the canonical device name is /dev/hwrng. The way to make use of this is to install the rng-tools package (check your distro, or download from http://sourceforge.net/projects/gkernel/). <text:s/>rngd periodically reads /dev/hwrng and injects the entropy into /dev/random.</text:p>
          </table:table-cell>
          <table:table-cell table:number-columns-repeated="1022"/>
        </table:table-row>
        <table:table-row table:style-name="ro1">
          <table:table-cell office:value-type="string" calcext:value-type="string">
            <text:p>PINCTRL_AMD</text:p>
          </table:table-cell>
          <table:table-cell office:value-type="string" calcext:value-type="string">
            <text:p>driver for memory mapped GPIO functionality on AMD platforms (x86 or arm).Most pins are usually muxed to some other functionality by firmware,so only a small amount is available for gpio use. <text:s/>Requires ACPI/FDT device enumeration code to set up a platform device.</text:p>
          </table:table-cell>
          <table:table-cell table:number-columns-repeated="1022"/>
        </table:table-row>
        <table:table-row table:style-name="ro1">
          <table:table-cell office:value-type="string" calcext:value-type="string">
            <text:p>PINCTRL_BAYTRAIL</text:p>
          </table:table-cell>
          <table:table-cell office:value-type="string" calcext:value-type="string">
            <text:p>driver for memory mapped GPIO functionality on Intel Baytrail platforms. Supports 3 banks with 102, 28 and 44 gpios. Most pins are usually muxed to some other functionality by firmware, so only a small amount is available for gpio use. <text:s/>Requires ACPI device enumeration code to set up a platform device.</text:p>
          </table:table-cell>
          <table:table-cell table:number-columns-repeated="1022"/>
        </table:table-row>
        <table:table-row table:style-name="ro1">
          <table:table-cell office:value-type="string" calcext:value-type="string">
            <text:p>REGULATOR_MAX8973</text:p>
          </table:table-cell>
          <table:table-cell office:value-type="string" calcext:value-type="string">
            <text:p>The MAXIM MAX8973 high-efficiency. three phase, DC-DC step-down switching regulator delievers up to 9A of output current. Each phase operates at a 2MHz fixed frequency with a 120 deg shift from the adjacent phase, allowing the use of small magnetic component.</text:p>
          </table:table-cell>
          <table:table-cell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VGACON_SOFT_SCROLLBACK</text:p>
          </table:table-cell>
          <table:table-cell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number-columns-repeated="1022"/>
        </table:table-row>
        <table:table-row table:style-name="ro1">
          <table:table-cell office:value-type="string" calcext:value-type="string">
            <text:p>USB_LCD</text:p>
          </table:table-cell>
          <table:table-cell office:value-type="string" calcext:value-type="string">
            <text:p>Say Y here if you want to connect an USBLCD to your computer's USB port. The USBLCD is a small USB interface board for alphanumeric LCD modules. See &lt;http://www.usblcd.de/&gt; for more information. <text:s/>To compile this driver as a module, choose M here: the module will be called usblcd.</text:p>
          </table:table-cell>
          <table:table-cell table:number-columns-repeated="1022"/>
        </table:table-row>
        <table:table-row table:style-name="ro1">
          <table:table-cell office:value-type="string" calcext:value-type="string">
            <text:p>RTC_DRV_AT91SAM9</text:p>
          </table:table-cell>
          <table:table-cell office:value-type="string" calcext:value-type="string">
            <text:p>Some AT91SAM9 SoCs provide an RTT (Real Time Timer) block which can be used as an RTC thanks to the backup power supply (e.g. a small coin cell battery) which keeps this block and the GPBR (General Purpose Backup Registers) block powered when the device is shutdown. Some AT91SAM9 SoCs provide a real RTC block, on those ones you'd probably want to use the real RTC block instead of the "RTT as an RTC" driver.</text:p>
          </table:table-cell>
          <table:table-cell table:number-columns-repeated="1022"/>
        </table:table-row>
        <table:table-row table:style-name="ro1">
          <table:table-cell office:value-type="string" calcext:value-type="string">
            <text:p>UIO</text:p>
          </table:table-cell>
          <table:table-cell office:value-type="string" calcext:value-type="string">
            <text:p>Enable this to allow the userspace driver core code to be built. <text:s/>This code allows userspace programs easy access to kernel interrupts and memory locations, allowing some drivers to be written in userspace. <text:s/>Note that a small kernel driver is also required for interrupt handling to work properly. <text:s/>If you don't know what to do here, say N.</text:p>
          </table:table-cell>
          <table:table-cell table:number-columns-repeated="1022"/>
        </table:table-row>
        <table:table-row table:style-name="ro1">
          <table:table-cell office:value-type="string" calcext:value-type="string">
            <text:p>VIRTIO_PCI_LEGACY</text:p>
          </table:table-cell>
          <table:table-cell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office:value-type="string" calcext:value-type="string">
            <text:p>ION_CHUNK_HEAP</text:p>
          </table:table-cell>
          <table:table-cell office:value-type="string" calcext:value-type="string">
            <text:p>Choose this option to enable chunk heaps with Ion. This heap is similar in function the carveout heap but memory is broken down into smaller chunk sizes, typically corresponding to a TLB size. Unless you know your system has these regions, you should say N here.</text:p>
          </table:table-cell>
          <table:table-cell table:number-columns-repeated="1022"/>
        </table:table-row>
        <table:table-row table:style-name="ro1">
          <table:table-cell office:value-type="string" calcext:value-type="string">
            <text:p>FB_TFT_ST7789V</text:p>
          </table:table-cell>
          <table:table-cell office:value-type="string" calcext:value-type="string">
            <text:p>This enables generic framebuffer support for the Sitronix ST7789V display controller. The controller is intended for small color displays with a resolution of up to 320x240 pixels. <text:s/>Say Y if you have such a display that utilizes this controller.</text:p>
          </table:table-cell>
          <table:table-cell table:number-columns-repeated="1022"/>
        </table:table-row>
        <table:table-row table:style-name="ro1">
          <table:table-cell office:value-type="string" calcext:value-type="string">
            <text:p>RAS_CEC</text:p>
          </table:table-cell>
          <table:table-cell office:value-type="string" calcext:value-type="string">
            <text:p>This is a small cache which collects correctable memory errors per 4K page PFN and counts their repeated occurrence. Once the counter for a PFN overflows, we try to soft-offline that page as we take it to mean that it has reached a relatively high error count and would probably be best if we don't use it anymore. <text:s/>Bear in mind that this is absolutely useless if your platform doesn't have ECC DIMMs and doesn't have DRAM ECC checking enabled in the BIOS.</text:p>
          </table:table-cell>
          <table:table-cell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MKISS</text:p>
          </table:table-cell>
          <table:table-cell office:value-type="string" calcext:value-type="string">
            <text:p>KISS is a protocol used for the exchange of data between a computer and a Terminal Node Controller (a small embedded system commonly used for networking over AX.25 amateur radio connections</text:p>
          </table:table-cell>
          <table:table-cell office:value-type="string" calcext:value-type="string">
            <text:p><text:s/>it connects the computer's serial port with the radio's microphone input and speaker output). <text:s/>Although KISS is less advanced than the 6pack protocol, it has the advantage that it is already supported by most modern TNCs without the need for a firmware upgrade. <text:s/>To compile this driver as a module, choose M here: the module will be called mkiss.</text:p>
          </table:table-cell>
          <table:table-cell table:number-columns-repeated="1021"/>
        </table:table-row>
        <table:table-row table:style-name="ro1">
          <table:table-cell office:value-type="string" calcext:value-type="string">
            <text:p>DMASCC</text:p>
          </table:table-cell>
          <table:table-cell office:value-type="string" calcext:value-type="string">
            <text:p>This is a driver for high-speed SCC boards, i.e. those supporting DMA on one port. You usually use those boards to connect your computer to an amateur radio modem (such as the WA4DSY 56kbps modem), in order to send and receive AX.25 packet radio network traffic. <text:s/>Currently, this driver supports Ottawa PI/PI2, Paccomm/Gracilis PackeTwin, and S5SCC/DMA boards. They are detected automatically. If you have one of these cards, say Y here and read the AX25-HOWTO, available from &lt;http://www.tldp.org/docs.html#howto&gt;. <text:s/>This driver can operate multiple boards simultaneously. If you compile it as a module (by saying M instead of Y), it will be called dmascc. If you don't pass any parameter to the driver, all possible I/O addresses are probed. This could irritate other devices that are currently not in use. You may specify the list of addresses to be probed by "dmascc.io=addr1,addr2,..." (when compiled into the kernel image) or "io=addr1,addr2,..." (when loaded as a module). The network interfaces will be called dmascc0 and dmascc1 for the board detected first, dmascc2 and dmascc3 for the second one, and so on. <text:s/>Before you configure each interface with ifconfig, you MUST set certain parameters, such as channel access timing, clock mode, and DMA channel. This is accomplished with a small utility program, dmascc_cfg, available at &lt;http://www.linux-ax25.org/wiki/Ax25-tools&gt;. Please be sure to get at least version 1.27 of dmascc_cfg, as older versions will not work with the current driver.</text:p>
          </table:table-cell>
          <table:table-cell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DEBUG_TIMEKEEPING</text:p>
          </table:table-cell>
          <table:table-cell office:value-type="string" calcext:value-type="string">
            <text:p>This option will enable additional timekeeping sanity checks which may be helpful when diagnosing issues where timekeeping problems are suspected. <text:s/>This may include checks in the timekeeping hotpaths, so this option may have a (very small) performance impact to some workloads. <text:s/>If unsure, say N.</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KERNEL_BZIP2</text:p>
          </table:table-cell>
          <table:table-cell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LZMA</text:p>
          </table:table-cell>
          <table:table-cell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XZ</text:p>
          </table:table-cell>
          <table:table-cell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office:value-type="string" calcext:value-type="string">
            <text:p>SPARSE_IRQ</text:p>
          </table:table-cell>
          <table:table-cell office:value-type="string" calcext:value-type="string">
            <text:p>Sparse irq numbering is useful for distro kernels that want to define a high CONFIG_NR_CPUS value but still want to have low kernel memory footprint on smaller machines. <text:s/>( Sparse irqs can also be beneficial on NUMA boxes, as they spread <text:s text:c="2"/>out the interrupt descriptors in a more NUMA-friendly way. ) <text:s/>If you don't know what to do here, say N.</text:p>
          </table:table-cell>
          <table:table-cell table:number-columns-repeated="1022"/>
        </table:table-row>
        <table:table-row table:style-name="ro1">
          <table:table-cell office:value-type="string" calcext:value-type="string">
            <text:p>VIRT_CPU_ACCOUNTING_NATIVE</text:p>
          </table:table-cell>
          <table:table-cell office:value-type="string" calcext:value-type="string">
            <text:p>Select this option to enable more accurate task and CPU time accounting. <text:s/>This is done by reading a CPU counter on each kernel entry and exit and on transitions within the kernel between system, softirq and hardirq state, so there is a small performance impact. <text:s/>In the case of s390 or IBM POWER &gt; 5, this also enables accounting of stolen time on logically-partitioned systems.</text:p>
          </table:table-cell>
          <table:table-cell table:number-columns-repeated="1022"/>
        </table:table-row>
        <table:table-row table:style-name="ro1">
          <table:table-cell office:value-type="string" calcext:value-type="string">
            <text:p>IRQ_TIME_ACCOUNTING</text:p>
          </table:table-cell>
          <table:table-cell office:value-type="string" calcext:value-type="string">
            <text:p>Select this option to enable fine granularity task irq time accounting. This is done by reading a timestamp on each transitions between softirq and hardirq state, so there can be a small performance impact. <text:s/>If in doubt, say N here.</text:p>
          </table:table-cell>
          <table:table-cell table:number-columns-repeated="1022"/>
        </table:table-row>
        <table:table-row table:style-name="ro1">
          <table:table-cell office:value-type="string" calcext:value-type="string">
            <text:p>TREE_RCU</text:p>
          </table:table-cell>
          <table:table-cell office:value-type="string" calcext:value-type="string">
            <text:p>This option selects the RCU implementation that is designed for very large SMP system with hundreds or thousands of CPUs. <text:s/>It also scales down nicely to smaller systems.</text:p>
          </table:table-cell>
          <table:table-cell table:number-columns-repeated="1022"/>
        </table:table-row>
        <table:table-row table:style-name="ro1">
          <table:table-cell office:value-type="string" calcext:value-type="string">
            <text:p>PREEMPT_RCU</text:p>
          </table:table-cell>
          <table:table-cell office:value-type="string" calcext:value-type="string">
            <text:p>This option selects the RCU implementation that is designed for very large SMP systems with hundreds or thousands of CPUs, but for which real-time response is also required. <text:s/>It also scales down nicely to smaller systems. <text:s/>Select this option if you are unsure.</text:p>
          </table:table-cell>
          <table:table-cell table:number-columns-repeated="1022"/>
        </table:table-row>
        <table:table-row table:style-name="ro1">
          <table:table-cell office:value-type="string" calcext:value-type="string">
            <text:p>RCU_FANOUT</text:p>
          </table:table-cell>
          <table:table-cell office:value-type="string" calcext:value-type="string">
            <text:p>This option controls the fanout of hierarchical implementations of RCU, allowing RCU to work efficiently on machines with large numbers of CPUs. <text:s/>This value must be at least the fourth root of NR_CPUS, which allows NR_CPUS to be insanely large. The default value of RCU_FANOUT should be used for production systems, but if you are stress-testing the RCU implementation itself, small RCU_FANOUT values allow you to test large-system code paths on small(er) systems. <text:s/>Select a specific number if testing RCU itself. Take the default if unsure.</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INITRAMFS_COMPRESSION_BZIP2</text:p>
          </table:table-cell>
          <table:table-cell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LZMA</text:p>
          </table:table-cell>
          <table:table-cell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XZ</text:p>
          </table:table-cell>
          <table:table-cell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CC_OPTIMIZE_FOR_SIZE</text:p>
          </table:table-cell>
          <table:table-cell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SYSCTL_SYSCALL</text:p>
          </table:table-cell>
          <table:table-cell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BASE_FULL</text:p>
          </table:table-cell>
          <table:table-cell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1">
          <table:table-cell office:value-type="string" calcext:value-type="string">
            <text:p>SHMEM</text:p>
          </table:table-cell>
          <table:table-cell office:value-type="string" calcext:value-type="string">
            <text:p>The shmem is an internal filesystem used to manage shared memory. It is backed by swap and manages resource limits. It is also exported to userspace as tmpfs if TMPFS is enabled. Disabling this option replaces shmem and tmpfs with the much simpler ramfs code, which may be appropriate on small systems without swap.</text:p>
          </table:table-cell>
          <table:table-cell table:number-columns-repeated="1022"/>
        </table:table-row>
        <table:table-row table:style-name="ro1">
          <table:table-cell office:value-type="string" calcext:value-type="string">
            <text:p>MODULES</text:p>
          </table:table-cell>
          <table:table-cell office:value-type="string" calcext:value-type="string">
            <text:p>Kernel modules are small pieces of compiled code which can be inserted in the running kernel, rather than being permanently built into the kernel. <text:s/>You use the "modprobe" tool to add (and sometimes remove) them. <text:s/>If you say Y here, many parts of the kernel can be built as modules (by answering M instead of Y where indicated): this is most useful for infrequently used options which are not required for booting. <text:s/>For more information, see the man pages for modprobe, lsmod, modinfo, insmod and rmmod. <text:s/>If you say Y here, you will need to run "make modules_install" to put the modules under /lib/modules/ where modprobe can find them (you may need to be root to do this). <text:s/>If unsure, say Y.</text:p>
          </table:table-cell>
          <table:table-cell table:number-columns-repeated="1022"/>
        </table:table-row>
        <table:table-row table:style-name="ro1">
          <table:table-cell office:value-type="string" calcext:value-type="string">
            <text:p>MODULE_UNLOAD</text:p>
          </table:table-cell>
          <table:table-cell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office:value-type="string" calcext:value-type="string">
            <text:p>ZPOOL</text:p>
          </table:table-cell>
          <table:table-cell office:value-type="string" calcext:value-type="string">
            <text:p>Compressed memory storage API. <text:s/>This allows using either zbud or zsmalloc.</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PGTABLE_MAPPING</text:p>
          </table:table-cell>
          <table:table-cell office:value-type="string" calcext:value-type="string">
            <text:p>By default, zsmalloc uses a copy-based object mapping method to access allocations that span two pages. However, if a particular architecture (ex, ARM) performs VM mapping faster than copying, then you should select this. This causes zsmalloc to use page table mapping rather than copying for object mapping. <text:s/>You can check speed with zsmalloc benchmark: https://github.com/spartacus06/zsmapbench</text:p>
          </table:table-cell>
          <table:table-cell table:number-columns-repeated="1022"/>
        </table:table-row>
        <table:table-row table:style-name="ro1">
          <table:table-cell office:value-type="string" calcext:value-type="string">
            <text:p>ZSMALLOC_STAT</text:p>
          </table:table-cell>
          <table:table-cell office:value-type="string" calcext:value-type="string">
            <text:p>This option enables code in the zsmalloc to collect various statistics about whats happening in zsmalloc and exports that information to userspace via debugfs. If unsure, say N.</text:p>
          </table:table-cell>
          <table:table-cell table:number-columns-repeated="1022"/>
        </table:table-row>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NFT_SET_BITMAP</text:p>
          </table:table-cell>
          <table:table-cell office:value-type="string" calcext:value-type="string">
            <text:p>This option adds the "bitmap" set type that is used to build sets whose keys are smaller or equal to 16 bits.</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NET_EMATCH</text:p>
          </table:table-cell>
          <table:table-cell office:value-type="string" calcext:value-type="string">
            <text:p>Say Y here if you want to use extended matches on top of classifiers and select the extended matches below. <text:s/>Extended matches are small classification helpers not worth writing a separate classifier for. <text:s/>A recent version of the iproute2 package is required to use extended matches.</text:p>
          </table:table-cell>
          <table:table-cell table:number-columns-repeated="1022"/>
        </table:table-row>
        <table:table-row table:style-name="ro1">
          <table:table-cell office:value-type="string" calcext:value-type="string">
            <text:p>REISERFS_FS</text:p>
          </table:table-cell>
          <table:table-cell office:value-type="string" calcext:value-type="string">
            <text:p>Stores not just filenames but the files themselves in a balanced tree. <text:s/>Uses journalling. <text:s/>Balanced trees are more efficient than traditional file system architectural foundations. <text:s/>In general, ReiserFS is as fast as ext2, but is very efficient with large directories and small files. <text:s/>Additional patches are needed for NFS and quotas, please see <text:s/>&lt;https://reiser4.wiki.kernel.org/index.php/Main_Page&gt; for links. <text:s/>It is more easily extended to have features currently found in database and keyword search systems than block allocation based file systems are. <text:s/>The next version will be so extended, and will support plugins consistent with our motto ``It takes more than a license to make source code open.'' <text:s/>Read &lt;https://reiser4.wiki.kernel.org/index.php/Main_Page&gt; <text:s/>to learn more about reiserfs. <text:s/>Sponsored by Threshold Networks, Emusic.com, and Bigstorage.com. <text:s/>If you like it, you can pay us to add new features to it that you need, buy a support contract, or pay us to port it to another OS.</text:p>
          </table:table-cell>
          <table:table-cell table:number-columns-repeated="1022"/>
        </table:table-row>
        <table:table-row table:style-name="ro1">
          <table:table-cell office:value-type="string" calcext:value-type="string">
            <text:p>OCFS2_FS_O2CB</text:p>
          </table:table-cell>
          <table:table-cell office:value-type="string" calcext:value-type="string">
            <text:p>OCFS2 includes a simple kernelspace clustering package, the OCFS2 Cluster Base. <text:s/>It only requires a very small userspace component to configure it. This comes with the standard ocfs2-tools package. O2CB is limited to maintaining a cluster for OCFS2 file systems. It cannot manage any other cluster applications. <text:s/>It is always safe to say Y here, as the clustering method is run-time selectable.</text:p>
          </table:table-cell>
          <table:table-cell table:number-columns-repeated="1022"/>
        </table:table-row>
        <table:table-row table:style-name="ro1">
          <table:table-cell office:value-type="string" calcext:value-type="string">
            <text:p>NTFS_RW</text:p>
          </table:table-cell>
          <table:table-cell office:value-type="string" calcext:value-type="string">
            <text:p>This enables the partial, but safe, write support in the NTFS driver. <text:s/>The only supported operation is overwriting existing files, without changing the file length. <text:s/>No file or directory creation, deletion or renaming is possible. <text:s/>Note only non-resident files can be written to so you may find that some very small files (&lt;500 bytes or so) cannot be written to. <text:s/>While we cannot guarantee that it will not damage any data, we have so far not received a single report where the driver would have damaged someones data so we assume it is perfectly safe to use. <text:s/>Note: <text:s/>While write support is safe in this version (a rewrite from scratch of the NTFS support), it should be noted that the old NTFS write support, included in Linux 2.5.10 and before (since 1997), is not safe. <text:s/>This is currently useful with TopologiLinux. <text:s/>TopologiLinux is run on top of any DOS/Microsoft Windows system without partitioning your hard disk. <text:s/>Unlike other Linux distributions TopologiLinux does not need its own partition. <text:s/>For more information see &lt;http://topologi-linux.sourceforge.net/&gt; <text:s/>It is perfectly safe to say N here.</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JFFS2_CMODE_SIZE</text:p>
          </table:table-cell>
          <table:table-cell office:value-type="string" calcext:value-type="string">
            <text:p>Tries all compressors and chooses the one which has the smallest result.</text:p>
          </table:table-cell>
          <table:table-cell table:number-columns-repeated="1022"/>
        </table:table-row>
        <table:table-row table:style-name="ro1">
          <table:table-cell office:value-type="string" calcext:value-type="string">
            <text:p>JFFS2_CMODE_FAVOURLZO</text:p>
          </table:table-cell>
          <table:table-cell office:value-type="string" calcext:value-type="string">
            <text:p>Tries all compressors and chooses the one which has the smallest result but gives some preference to LZO (which has faster decompression) at the expense of size.</text:p>
          </table:table-cell>
          <table:table-cell table:number-columns-repeated="1022"/>
        </table:table-row>
        <table:table-row table:style-name="ro1">
          <table:table-cell office:value-type="string" calcext:value-type="string">
            <text:p>CRAMFS</text:p>
          </table:table-cell>
          <table:table-cell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ROMFS_FS</text:p>
          </table:table-cell>
          <table:table-cell office:value-type="string" calcext:value-type="string">
            <text:p>This is a very small read-only file system mainly intended for initial ram disks of installation disks, but it could be used for other read-only media as well. <text:s/>Read &lt;file:Documentation/filesystems/romfs.txt&gt; for details. <text:s/>To compile this file system support as a module, choose M here: the module will be called romfs. <text:s/>Note that the file system of your root partition (the one containing the directory /) cannot be a module. <text:s/>If you don't know whether you need it, then you don't need it: answer N.</text:p>
          </table:table-cell>
          <table:table-cell table:number-columns-repeated="1022"/>
        </table:table-row>
        <table:table-row table:style-name="ro1">
          <table:table-cell office:value-type="string" calcext:value-type="string">
            <text:p>SUNRPC_DEBUG</text:p>
          </table:table-cell>
          <table:table-cell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office:value-type="string" calcext:value-type="string">
            <text:p>CRC32_SLICEBY4</text:p>
          </table:table-cell>
          <table:table-cell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number-columns-repeated="1022"/>
        </table:table-row>
        <table:table-row table:style-name="ro1">
          <table:table-cell office:value-type="string" calcext:value-type="string">
            <text:p>CRC32_SARWATE</text:p>
          </table:table-cell>
          <table:table-cell office:value-type="string" calcext:value-type="string">
            <text:p>Calculate checksum a byte at a time using Sarwate's algorithm. <text:s/>This is not particularly fast, but has a small 256 byte lookup table. <text:s/>Only choose this option if you know what you are doing.</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CUSTOM_CACHE_SETTINGS</text:p>
          </table:table-cell>
          <table:table-cell office:value-type="string" calcext:value-type="string">
            <text:p>This option allows you to tweak the cache settings used during early boot (where the information from device tree is not yet available). There should be no reason to change these values. Linux will work perfectly fine, even if the Nios II is configured with smaller caches. <text:s/>Say N here unless you know what you are doing.</text:p>
          </table:table-cell>
          <table:table-cell table:number-columns-repeated="1022"/>
        </table:table-row>
        <table:table-row table:style-name="ro1">
          <table:table-cell office:value-type="string" calcext:value-type="string">
            <text:p>NIOS2_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OPTIMIZE_INLINING</text:p>
          </table:table-cell>
          <table:table-cell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CPU_SUP_INTEL</text:p>
          </table:table-cell>
          <table:table-cell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AMD</text:p>
          </table:table-cell>
          <table:table-cell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X86_FAST_FEATURE_TESTS</text:p>
          </table:table-cell>
          <table:table-cell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text:p>
          </table:table-cell>
          <table:table-cell office:value-type="string" calcext:value-type="string">
            <text:p><text:s/>space-constrained embedded systems may wish to say N here to produce smaller, slightly slower code.</text:p>
          </table:table-cell>
          <table:table-cell table:number-columns-repeated="1021"/>
        </table:table-row>
        <table:table-row table:style-name="ro1">
          <table:table-cell office:value-type="string" calcext:value-type="string">
            <text:p>PARAVIRT_TIME_ACCOUNTING</text:p>
          </table:table-cell>
          <table:table-cell office:value-type="string" calcext:value-type="string">
            <text:p>Select this option to enable fine granularity task steal time accounting. Time spent executing other tasks in parallel with the current vCPU is discounted from the vCPU power. To account for that, there can be a small performance impact. <text:s/>If in doubt, say N here.</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SMAP</text:p>
          </table:table-cell>
          <table:table-cell office:value-type="string" calcext:value-type="string">
            <text:p>Supervisor Mode Access Prevention (SMAP) is a security feature in newer Intel processors. <text:s/>There is a small performance cost if this enabled and turned on</text:p>
          </table:table-cell>
          <table:table-cell office:value-type="string" calcext:value-type="string">
            <text:p><text:s/>there is also a small increase in the kernel size if this is enabled. <text:s/>If unsure, say Y.</text:p>
          </table:table-cell>
          <table:table-cell table:number-columns-repeated="1021"/>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X86_X32</text:p>
          </table:table-cell>
          <table:table-cell office:value-type="string" calcext:value-type="string">
            <text:p>Include code to run binaries for the x32 native 32-bit ABI for 64-bit processors. <text:s/>An x32 process gets access to the full 64-bit register file and wide data path while leaving pointers at 32 bits for smaller memory footprint. <text:s/>You will need a recent binutils (2.22 or later) with elf32_x86_64 support enabled to compile a kernel with this option set.</text:p>
          </table:table-cell>
          <table:table-cell table:number-columns-repeated="1022"/>
        </table:table-row>
        <table:table-row table:style-name="ro1">
          <table:table-cell office:value-type="string" calcext:value-type="string">
            <text:p>PRINT_STACK_DEPTH</text:p>
          </table:table-cell>
          <table:table-cell office:value-type="string" calcext:value-type="string">
            <text:p>This option allows you to set the stack depth that the kernel prints in stack traces. This can be useful if your display is too small and stack traces cause important information to scroll off the screen.</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REPOSITORY_WRITE</text:p>
          </table:table-cell>
          <table:table-cell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1">
          <table:table-cell office:value-type="string" calcext:value-type="string">
            <text:p>WARP</text:p>
          </table:table-cell>
          <table:table-cell office:value-type="string" calcext:value-type="string">
            <text:p>This option enables support for the PIKA Warp(tm) Appliance. The Warp is a small computer replacement with up to 9 ports of FXO/FXS plus VOIP stations and trunks. <text:s/>See http://www.pikatechnologies.com/ and follow the "PIKA for Computer Telephony Developers" link for more information.</text:p>
          </table:table-cell>
          <table:table-cell table:number-columns-repeated="1022"/>
        </table:table-row>
        <table:table-row table:style-name="ro1">
          <table:table-cell office:value-type="string" calcext:value-type="string">
            <text:p>TAU_AVERAGE</text:p>
          </table:table-cell>
          <table:table-cell office:value-type="string" calcext:value-type="string">
            <text:p>The TAU hardware can compare the temperature to an upper and lower bound. <text:s/>The default behavior is to show both the upper and lower bound in /proc/cpuinfo. If the range is large, the temperature is either changing a lot, or the TAU hardware is broken (likely on some G4's). If the range is small (around 4 degrees), the temperature is relatively stable. <text:s/>If you say Y here, a single temperature value, halfway between the upper and lower bounds, will be reported in /proc/cpuinfo. <text:s/>If in doubt, say N here.</text:p>
          </table:table-cell>
          <table:table-cell table:number-columns-repeated="1022"/>
        </table:table-row>
        <table:table-row table:style-name="ro1">
          <table:table-cell office:value-type="string" calcext:value-type="string">
            <text:p>SIMPLE_GPIO</text:p>
          </table:table-cell>
          <table:table-cell office:value-type="string" calcext:value-type="string">
            <text:p>Say Y here to support simple, memory-mapped GPIO controllers. These are usually BCSRs used to control board's switches, LEDs, chip-selects, Ethernet/USB PHY's power and various other small on-board peripherals.</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office:value-type="string" calcext:value-type="string">
            <text:p>RTS7751R2D_PLUS</text:p>
          </table:table-cell>
          <table:table-cell office:value-type="string" calcext:value-type="string">
            <text:p>Selecting this option will configure the kernel for R2D-PLUS. <text:s/>R2D-PLUS is the smaller of the two R2D board versions, equipped with a single PCI slot.</text:p>
          </table:table-cell>
          <table:table-cell table:number-columns-repeated="1022"/>
        </table:table-row>
        <table:table-row table:style-name="ro1">
          <table:table-cell office:value-type="string" calcext:value-type="string">
            <text:p>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IA64_GRANULE_16MB</text:p>
          </table:table-cell>
          <table:table-cell office:value-type="string" calcext:value-type="string">
            <text:p>IA-64 identity-mapped regions use a large page size called "granules". <text:s/>Select "16MB" for a small granule size. Select "64MB" for a large granule size. <text:s/>This is the current default.</text:p>
          </table:table-cell>
          <table:table-cell table:number-columns-repeated="1022"/>
        </table:table-row>
        <table:table-row table:style-name="ro1">
          <table:table-cell office:value-type="string" calcext:value-type="string">
            <text:p>IA64_GENERIC</text:p>
          </table:table-cell>
          <table:table-cell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office:value-type="string" calcext:value-type="string">
            <text:p>SIBYTE_DMA_PAGEOPS</text:p>
          </table:table-cell>
          <table:table-cell office:value-type="string" calcext:value-type="string">
            <text:p>Instead of using the CPU to zero and copy pages, use a Data Mover channel. <text:s/>These DMA channels are otherwise unused by the standard SiByte Linux port. <text:s/>Seems to give a small performance benefi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SAMSUNG_PM_CHECK_CHUNKSIZE</text:p>
          </table:table-cell>
          <table:table-cell office:value-type="string" calcext:value-type="string">
            <text:p>Set the chunksize in Kilobytes of the CRC for checking memory corruption over suspend and resume. A smaller value will mean that the CRC data block will take more memory, but wil identify any faults with better precision. <text:s/>See &lt;file:Documentation/arm/Samsung-S3C24XX/Suspend.txt&gt;</text:p>
          </table:table-cell>
          <table:table-cell table:number-columns-repeated="1022"/>
        </table:table-row>
        <table:table-row table:style-name="ro1">
          <table:table-cell office:value-type="string" calcext:value-type="string">
            <text:p>MACH_U300_SPIDUMMY</text:p>
          </table:table-cell>
          <table:table-cell office:value-type="string" calcext:value-type="string">
            <text:p>This creates a small kernel module that creates a dummy SPI device to be used for loopback tests. Regularly used to test reference designs. If you're not testing SPI, you don't need it. Selecting this will activate the SPI framework and ARM PL022 support.</text:p>
          </table:table-cell>
          <table:table-cell table:number-columns-repeated="1022"/>
        </table:table-row>
        <table:table-row table:style-name="ro1">
          <table:table-cell office:value-type="string" calcext:value-type="string">
            <text:p>CPU_ARM922T</text:p>
          </table:table-cell>
          <table:table-cell office:value-type="string" calcext:value-type="string">
            <text:p>The ARM922T is a version of the ARM920T, but with smaller instruction and data caches. It is used in Altera's Excalibur XA device family and Micrel's KS8695 Centaur. <text:s/>Say Y if you want support for the ARM922T processor. Otherwise, say N.</text:p>
          </table:table-cell>
          <table:table-cell table:number-columns-repeated="1022"/>
        </table:table-row>
        <table:table-row table:style-name="ro1">
          <table:table-cell office:value-type="string" calcext:value-type="string">
            <text:p>ARM_THUMB</text:p>
          </table:table-cell>
          <table:table-cell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number-columns-repeated="1022"/>
        </table:table-row>
        <table:table-row table:style-name="ro1">
          <table:table-cell office:value-type="string" calcext:value-type="string">
            <text:p>KERNELBASE</text:p>
          </table:table-cell>
          <table:table-cell office:value-type="string" calcext:value-type="string">
            <text:p>Typically on m68k systems the kernel will not start at the base of RAM, but usually some small offset from it. Define the start address of the kernel here. The most common setup will have the processor vectors at the base of RAM and then the start of the kernel. On some platforms some RAM is reserved for boot loaders and the kernel starts after that. The 0x400 default was based on a system with the RAM based at address 0, and leaving enough room for the theoretical maximum number of 256 vectors.</text:p>
          </table:table-cell>
          <table:table-cell table:number-columns-repeated="1022"/>
        </table:table-row>
        <table:table-row table:style-name="ro1">
          <table:table-cell office:value-type="string" calcext:value-type="string">
            <text:p>CAVIUM_ERRATUM_22375</text:p>
          </table:table-cell>
          <table:table-cell office:value-type="string" calcext:value-type="string">
            <text:p>Enable workaround for erratum 22375, 24313. <text:s/>This implements two gicv3-its errata workarounds for ThunderX. Both with small impact affecting only ITS table allocation. <text:s text:c="3"/>erratum 22375: only alloc 8MB table size <text:s text:c="2"/>erratum 24313: ignore memory access type <text:s/>The fixes are in ITS initialization and basically ignore memory access type and table size provided by the TYPER and BASER registers. <text:s/>If unsure, say Y.</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table:style-name="ce2" office:value-type="string" calcext:value-type="string">
            <text:p>EXACT_HWERR</text:p>
          </table:table-cell>
          <table:table-cell table:style-name="ce2" office:value-type="string" calcext:value-type="string">
            <text:p>By default, the Blackfin hardware errors are not exact - the error be reported multiple cycles after the error happens. This delay can cause the wrong application, or even the kernel to receive a signal to be killed. If you are getting HW errors in your system, try turning this on to ensure they are at least coming from the proper thread. <text:s/>On production systems, it is safe (and a small optimization) to say N.</text:p>
          </table:table-cell>
          <table:table-cell table:style-name="ce2"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ICACHE_FLUSH_L1</text:p>
          </table:table-cell>
          <table:table-cell office:value-type="string" calcext:value-type="string">
            <text:p>If enabled, the Blackfin icache flushing functions are linked into L1 instruction memory. <text:s/>Note that this might be required to address anomalies, but these functions are pretty small, so it shouldn't be too bad. If you are using a processor affected by an anomaly, the build system will double check for you and prevent it.</text:p>
          </table:table-cell>
          <table:table-cell table:number-columns-repeated="1022"/>
        </table:table-row>
        <table:table-row table:style-name="ro1" table:number-rows-repeated="10484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4:34:09.685236628</dc:date>
    <meta:editing-duration>PT5M25S</meta:editing-duration>
    <meta:editing-cycles>1</meta:editing-cycles>
    <meta:document-statistic meta:table-count="1" meta:cell-count="269" meta:object-count="0"/>
  </office:meta>
</office:document-meta>
</file>